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71pt"/>
    </style:style>
    <style:style style:name="co2" style:family="table-column">
      <style:table-column-properties fo:break-before="auto" style:column-width="30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p_relations" table:style-name="ta1">
        <table:shapes>
          <draw:frame draw:z-index="0" draw:style-name="gr1" draw:text-style-name="P1" svg:width="543.12pt" svg:height="255.03pt" svg:x="108.26pt" svg:y="7.11pt">
            <draw:object draw:notify-on-update-of-ranges="dep_relations.A1:dep_relations.A33 dep_relations.B1:dep_relations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84.04pt" svg:height="184.42pt" svg:x="113.41pt" svg:y="282.08pt">
            <draw:object draw:notify-on-update-of-ranges="dep_relations.A37:dep_relations.A45 dep_relations.B36:dep_relations.B36 dep_relations.B37:dep_relations.B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mod 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nsubj 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dobj 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compound 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nmod:tmod 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nsubjpass 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nmod:poss 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dep 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punct 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mod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ummod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xcomp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dvmod 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nj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ppos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ase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comp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et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dvcl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obj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cl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rk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rataxis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mod:npmod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mpound:pr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l:relcl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subj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xpas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p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x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ubjpass 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8:31:14.164290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8:31:35.338695427</dc:date>
    <meta:editing-duration>PT30M56S</meta:editing-duration>
    <meta:editing-cycles>5</meta:editing-cycles>
    <meta:generator>LibreOffice/6.0.6.2$Linux_X86_64 LibreOffice_project/00m0$Build-2</meta:generator>
    <meta:print-date>2018-10-17T12:51:57.214099125</meta:print-date>
    <meta:document-statistic meta:table-count="1" meta:cell-count="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style:rotation-angle="9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61cm" svg:height="8.998cm" xlink:href=".." xlink:type="simple" chart:class="chart:bar" chart:style-name="ch1">
        <chart:title svg:x="4.931cm" svg:y="0.315cm" chart:style-name="ch2">
          <text:p>1-hop Dependency Relations (Event -&gt; Ent)</text:p>
        </chart:title>
        <chart:plot-area chart:style-name="ch3" table:cell-range-address="dep_relations.A1:dep_relations.B33" chart:data-source-has-labels="column" svg:x="1.373cm" svg:y="1.285cm" svg:width="17.405cm" svg:height="6.574cm">
          <chartooo:coordinate-region svg:x="2.421cm" svg:y="1.477cm" svg:width="16.357cm" svg:height="4.754cm"/>
          <chart:axis chart:dimension="x" chart:name="primary-x" chart:style-name="ch4" chartooo:axis-type="auto">
            <chartooo:date-scale/>
            <chart:title svg:x="9.428cm" svg:y="8.039cm" chart:style-name="ch5">
              <text:p>Relation</text:p>
            </chart:title>
            <chart:categories table:cell-range-address="dep_relations.A1:dep_relations.A33"/>
          </chart:axis>
          <chart:axis chart:dimension="y" chart:name="primary-y" chart:style-name="ch6">
            <chart:title svg:x="0.451cm" svg:y="5.65cm" chart:style-name="ch7">
              <text:p># occurrences</text:p>
            </chart:title>
            <chart:grid chart:style-name="ch8" chart:class="major"/>
          </chart:axis>
          <chart:series chart:style-name="ch9" chart:values-cell-range-address="dep_relations.B1:dep_relations.B33" chart:class="chart:bar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mod </text:p>
                <draw:g>
                  <svg:desc>dep_relations.A1:dep_relations.A33</svg:desc>
                </draw:g>
              </table:table-cell>
              <table:table-cell office:value-type="float" office:value="2120">
                <text:p>2120</text:p>
                <draw:g>
                  <svg:desc>dep_relations.B1:dep_relations.B33</svg:desc>
                </draw:g>
              </table:table-cell>
            </table:table-row>
            <table:table-row>
              <table:table-cell office:value-type="string">
                <text:p>nsubj 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dobj 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compound 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nmod:tmod 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nsubjpass 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nmod:poss 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dep 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punct 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amod 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nummod 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xcomp 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advmod 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conj 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appos 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ase 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ccomp 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det 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dvcl 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iobj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cl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k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rataxis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mod:npmod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mpound:prt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cl:relcl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subj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xpass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c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p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xpl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ux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subjpass 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9cm" svg:height="6.507cm" xlink:href=".." xlink:type="simple" chart:class="chart:bar" chart:style-name="ch1">
        <chart:title svg:x="2.607cm" svg:y="0.266cm" chart:style-name="ch2">
          <text:p>The depth of each Event's linked Entity</text:p>
        </chart:title>
        <chart:plot-area chart:style-name="ch3" table:cell-range-address="dep_relations.A37:dep_relations.B45 dep_relations.B36:dep_relations.B36" chart:data-source-has-labels="both" svg:x="1.26cm" svg:y="1.187cm" svg:width="12.019cm" svg:height="4.23cm">
          <chartooo:coordinate-region svg:x="2.308cm" svg:y="1.379cm" svg:width="10.971cm" svg:height="3.406cm"/>
          <chart:axis chart:dimension="x" chart:name="primary-x" chart:style-name="ch4" chartooo:axis-type="auto">
            <chartooo:date-scale/>
            <chart:title svg:x="6.78cm" svg:y="5.548cm" chart:style-name="ch5">
              <text:p>Depth</text:p>
            </chart:title>
            <chart:categories table:cell-range-address="dep_relations.A37:dep_relations.A45"/>
          </chart:axis>
          <chart:axis chart:dimension="y" chart:name="primary-y" chart:style-name="ch6">
            <chart:title svg:x="0.451cm" svg:y="3.99cm" chart:style-name="ch7">
              <text:p># Events</text:p>
            </chart:title>
            <chart:grid chart:style-name="ch8" chart:class="major"/>
          </chart:axis>
          <chart:series chart:style-name="ch9" chart:values-cell-range-address="dep_relations.B37:dep_relations.B45" chart:label-cell-address="dep_relations.B36:dep_relations.B36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dep_relations.B36:dep_relations.B3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ep_relations.A37:dep_relations.A45</svg:desc>
                </draw:g>
              </table:table-cell>
              <table:table-cell office:value-type="float" office:value="2058">
                <text:p>2058</text:p>
                <draw:g>
                  <svg:desc>dep_relations.B37:dep_relations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